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3cm" draw:marker-start-width="0.245cm" draw:marker-end="" draw:marker-end-width="0.34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63cm" fo:min-width="2.055cm"/>
    </style:style>
    <style:style style:name="gr5" style:family="graphic" style:parent-style-name="objectwithoutfill">
      <style:graphic-properties svg:stroke-width="0.03cm" draw:marker-start="" draw:marker-start-width="0.245cm" draw:marker-end="Arrow" draw:marker-end-width="0.2cm" draw:fill="none" draw:textarea-vertical-align="middle" fo:padding-top="0.14cm" fo:padding-bottom="0.14cm" fo:padding-left="0.265cm" fo:padding-right="0.265cm"/>
    </style:style>
    <style:style style:name="gr6" style:family="graphic" style:parent-style-name="objectwithoutfill">
      <style:graphic-properties svg:stroke-width="0.03cm" draw:marker-start="Arrow" draw:marker-start-width="0.2cm" draw:marker-end="" draw:marker-end-width="0.345cm" draw:fill="none" draw:textarea-vertical-align="middle" fo:padding-top="0.14cm" fo:padding-bottom="0.14cm" fo:padding-left="0.265cm" fo:padding-right="0.265cm"/>
    </style:style>
    <style:style style:name="gr7" style:family="graphic" style:parent-style-name="objectwithoutfill">
      <style:graphic-properties svg:stroke-width="0.03cm" draw:marker-start-width="0.245cm" draw:marker-end="Arrow" draw:marker-end-width="0.2cm" draw:fill="none" draw:textarea-vertical-align="middle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family="'Liberation Serif'" style:font-family-generic="roman" style:font-pitch="variable" fo:font-size="74pt" style:font-size-asian="74pt" style:font-size-complex="7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Serif'" style:font-family-generic="roman" style:font-pitch="variable" fo:font-size="74pt" style:font-size-asian="74pt" style:font-size-complex="7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2cm" svg:y1="0.433cm" svg:x2="4.4cm" svg:y2="0.433cm">
          <text:p/>
        </draw:line>
        <draw:custom-shape draw:style-name="gr2" draw:text-style-name="P2" draw:layer="layout" svg:width="1.987cm" svg:height="2.376cm" svg:x="1.1cm" svg:y="0.23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365cm" svg:height="0.725cm" svg:x="5.861cm" svg:y="0.933cm">
          <draw:text-box>
            <text:p><text:span text:style-name="T1">Type Size</text:span></text:p>
          </draw:text-box>
        </draw:frame>
        <draw:frame draw:style-name="gr4" draw:text-style-name="P4" draw:layer="layout" svg:width="2.555cm" svg:height="3.313cm" svg:x="0.876cm" svg:y="-0.314cm">
          <draw:text-box>
            <text:p text:style-name="P4"><text:span text:style-name="T2">H</text:span></text:p>
          </draw:text-box>
        </draw:frame>
        <draw:frame draw:style-name="gr3" draw:text-style-name="P3" draw:layer="layout" svg:width="2.627cm" svg:height="0.725cm" svg:x="3.1cm" svg:y="0.933cm">
          <draw:text-box>
            <text:p><text:span text:style-name="T1">Cap Height</text:span></text:p>
          </draw:text-box>
        </draw:frame>
        <draw:line draw:style-name="gr1" draw:text-style-name="P1" draw:layer="layout" svg:x1="3.2cm" svg:y1="2.133cm" svg:x2="4.4cm" svg:y2="2.133cm">
          <text:p/>
        </draw:line>
        <draw:line draw:style-name="gr1" draw:text-style-name="P1" draw:layer="layout" svg:x1="3.2cm" svg:y1="0.233cm" svg:x2="7.2cm" svg:y2="0.233cm">
          <text:p/>
        </draw:line>
        <draw:line draw:style-name="gr1" draw:text-style-name="P1" draw:layer="layout" svg:x1="3.2cm" svg:y1="2.633cm" svg:x2="7.2cm" svg:y2="2.633cm">
          <text:p/>
        </draw:line>
        <draw:line draw:style-name="gr5" draw:text-style-name="P1" draw:layer="layout" svg:x1="4.3cm" svg:y1="1cm" svg:x2="4.3cm" svg:y2="0.433cm">
          <text:p/>
        </draw:line>
        <draw:line draw:style-name="gr6" draw:text-style-name="P1" draw:layer="layout" svg:x1="4.3cm" svg:y1="2.133cm" svg:x2="4.3cm" svg:y2="1.6cm">
          <text:p/>
        </draw:line>
        <draw:line draw:style-name="gr7" draw:text-style-name="P1" draw:layer="layout" svg:x1="7.1cm" svg:y1="1cm" svg:x2="7.1cm" svg:y2="0.233cm">
          <text:p/>
        </draw:line>
        <draw:line draw:style-name="gr6" draw:text-style-name="P1" draw:layer="layout" svg:x1="7.1cm" svg:y1="2.633cm" svg:x2="7.1cm" svg:y2="1.73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2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irk </meta:initial-creator>
    <meta:creation-date>2013-04-19T07:48:53</meta:creation-date>
    <dc:date>2013-05-27T17:01:05</dc:date>
    <dc:creator>dirk </dc:creator>
    <meta:editing-duration>PT9H34M22S</meta:editing-duration>
    <meta:editing-cycles>23</meta:editing-cycles>
    <meta:generator>LibreOffice/4.0.2.2$Linux_X86_64 LibreOffice_project/400m0$Build-2</meta:generator>
    <meta:document-statistic meta:object-count="12"/>
  </office:meta>
</office:document-meta>
</file>